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rinda" svg:font-family="Vrinda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margin-left="2.6437in" fo:margin-right="0in" fo:margin-top="0.048in" fo:margin-bottom="0in" style:contextual-spacing="false" fo:text-indent="-0.3244in" style:auto-text-indent="false" style:punctuation-wrap="hanging">
        <style:tab-stops>
          <style:tab-stop style:position="2.6445in"/>
          <style:tab-stop style:position="5.8189in"/>
        </style:tab-stops>
      </style:paragraph-properties>
      <style:text-properties officeooo:paragraph-rsid="000874b1"/>
    </style:style>
    <style:style style:name="P2" style:family="paragraph" style:parent-style-name="List_20_Paragraph" style:list-style-name="WWNum2">
      <style:paragraph-properties fo:margin-left="2.3193in" fo:margin-right="0in" fo:margin-top="0.048in" fo:margin-bottom="0in" style:contextual-spacing="false" fo:text-indent="0in" style:auto-text-indent="false" style:punctuation-wrap="hanging">
        <style:tab-stops>
          <style:tab-stop style:position="2.6445in"/>
          <style:tab-stop style:position="5.8189in"/>
        </style:tab-stops>
      </style:paragraph-properties>
      <style:text-properties officeooo:paragraph-rsid="000874b1"/>
    </style:style>
    <style:style style:name="P3" style:family="paragraph" style:parent-style-name="List_20_Paragraph" style:list-style-name="WWNum2">
      <style:paragraph-properties fo:margin-left="2.6374in" fo:margin-right="0in" fo:text-indent="-0.3181in" style:auto-text-indent="false" style:punctuation-wrap="hanging">
        <style:tab-stops>
          <style:tab-stop style:position="2.6382in"/>
          <style:tab-stop style:position="5.8189in"/>
        </style:tab-stops>
      </style:paragraph-properties>
      <style:text-properties officeooo:paragraph-rsid="000874b1"/>
    </style:style>
    <style:style style:name="P4" style:family="paragraph" style:parent-style-name="List_20_Paragraph" style:list-style-name="WWNum2">
      <style:paragraph-properties fo:margin-left="2.3193in" fo:margin-right="0in" fo:text-indent="0in" style:auto-text-indent="false" style:punctuation-wrap="hanging">
        <style:tab-stops>
          <style:tab-stop style:position="2.6382in"/>
          <style:tab-stop style:position="5.8189in"/>
        </style:tab-stops>
      </style:paragraph-properties>
      <style:text-properties officeooo:paragraph-rsid="000874b1"/>
    </style:style>
    <style:style style:name="P5" style:family="paragraph" style:parent-style-name="List_20_Paragraph" style:list-style-name="WWNum2">
      <style:paragraph-properties fo:margin-left="2.6374in" fo:margin-right="0in" fo:text-indent="-0.3181in" style:auto-text-indent="false" style:punctuation-wrap="hanging">
        <style:tab-stops>
          <style:tab-stop style:position="2.6382in"/>
          <style:tab-stop style:position="5.8193in"/>
        </style:tab-stops>
      </style:paragraph-properties>
      <style:text-properties officeooo:paragraph-rsid="000874b1"/>
    </style:style>
    <style:style style:name="P6" style:family="paragraph" style:parent-style-name="List_20_Paragraph" style:list-style-name="WWNum2">
      <style:paragraph-properties fo:margin-left="2.3193in" fo:margin-right="0in" fo:text-indent="0in" style:auto-text-indent="false" style:punctuation-wrap="hanging">
        <style:tab-stops>
          <style:tab-stop style:position="2.6382in"/>
          <style:tab-stop style:position="5.8193in"/>
        </style:tab-stops>
      </style:paragraph-properties>
      <style:text-properties officeooo:paragraph-rsid="000874b1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Table_20_Paragraph">
      <style:paragraph-properties fo:margin-left="0.0244in" fo:margin-right="0in" fo:margin-top="0.048in" fo:margin-bottom="0in" style:contextual-spacing="false" fo:orphans="0" fo:widows="0" fo:text-indent="0in" style:auto-text-indent="false" style:punctuation-wrap="hanging"/>
    </style:style>
    <style:style style:name="P9" style:family="paragraph" style:parent-style-name="Table_20_Paragraph">
      <style:paragraph-properties fo:margin-left="0.0244in" fo:margin-right="0in" fo:orphans="0" fo:widows="0" fo:text-indent="0in" style:auto-text-indent="false" style:punctuation-wrap="hanging"/>
    </style:style>
    <style:style style:name="P10" style:family="paragraph" style:parent-style-name="Table_20_Paragraph">
      <style:paragraph-properties fo:margin-top="0.048in" fo:margin-bottom="0in" style:contextual-spacing="false" fo:orphans="0" fo:widows="0" style:punctuation-wrap="hanging"/>
    </style:style>
    <style:style style:name="P11" style:family="paragraph" style:parent-style-name="Table_20_Paragraph">
      <style:paragraph-properties fo:orphans="0" fo:widows="0" style:punctuation-wrap="hanging"/>
    </style:style>
    <style:style style:name="P12" style:family="paragraph" style:parent-style-name="Table_20_Paragraph">
      <style:paragraph-properties fo:orphans="0" fo:widows="0" style:punctuation-wrap="hanging"/>
      <style:text-properties style:font-name="Arial" style:font-name-complex="Arial1"/>
    </style:style>
    <style:style style:name="P13" style:family="paragraph" style:parent-style-name="Table_20_Paragraph">
      <style:paragraph-properties fo:margin-top="0.002in" fo:margin-bottom="0in" style:contextual-spacing="false" fo:orphans="0" fo:widows="0" style:punctuation-wrap="hanging"/>
      <style:text-properties style:font-name="Arial" style:font-name-complex="Arial1"/>
    </style:style>
    <style:style style:name="P14" style:family="paragraph" style:parent-style-name="Table_20_Paragraph">
      <style:paragraph-properties fo:margin-top="0.0063in" fo:margin-bottom="0in" style:contextual-spacing="false" fo:orphans="0" fo:widows="0" style:punctuation-wrap="hanging"/>
      <style:text-properties style:font-name="Arial" fo:font-size="11.5pt" style:font-size-asian="11.5pt" style:font-name-complex="Arial1" style:font-size-complex="11.5pt"/>
    </style:style>
    <style:style style:name="P15" style:family="paragraph" style:parent-style-name="Table_20_Paragraph">
      <style:paragraph-properties fo:margin-top="0.0035in" fo:margin-bottom="0in" style:contextual-spacing="false" fo:orphans="0" fo:widows="0" style:punctuation-wrap="hanging"/>
      <style:text-properties style:font-name="Arial" fo:font-size="15pt" style:font-size-asian="15pt" style:font-name-complex="Arial1" style:font-size-complex="15pt"/>
    </style:style>
    <style:style style:name="P16" style:family="paragraph" style:parent-style-name="Table_20_Paragraph">
      <style:paragraph-properties fo:margin-left="2.0965in" fo:margin-right="0.4055in" fo:margin-top="0.048in" fo:margin-bottom="0in" style:contextual-spacing="false" fo:text-align="end" style:justify-single-word="false" fo:orphans="0" fo:widows="0" fo:text-indent="0in" style:auto-text-indent="false" style:punctuation-wrap="hanging"/>
    </style:style>
    <style:style style:name="P17" style:family="paragraph" style:parent-style-name="Table_20_Paragraph">
      <style:paragraph-properties fo:margin-left="2.0965in" fo:margin-right="0.4055in" fo:text-align="end" style:justify-single-word="false" fo:orphans="0" fo:widows="0" fo:text-indent="0in" style:auto-text-indent="false" style:punctuation-wrap="hanging"/>
    </style:style>
    <style:style style:name="P18" style:family="paragraph" style:parent-style-name="Table_20_Paragraph">
      <style:paragraph-properties fo:margin-left="2.0965in" fo:margin-right="0.4425in" fo:text-align="end" style:justify-single-word="false" fo:orphans="0" fo:widows="0" fo:text-indent="0in" style:auto-text-indent="false" style:punctuation-wrap="hanging"/>
    </style:style>
    <style:style style:name="P19" style:family="paragraph" style:parent-style-name="Text_20_body" style:master-page-name="Standard">
      <style:paragraph-properties fo:margin-left="0.0693in" fo:margin-right="0in" fo:margin-top="0in" fo:margin-bottom="0in" style:contextual-spacing="false" fo:text-indent="0in" style:auto-text-indent="false" style:page-number="auto" style:punctuation-wrap="hanging"/>
    </style:style>
    <style:style style:name="P20" style:family="paragraph" style:parent-style-name="Text_20_body">
      <style:paragraph-properties fo:margin-left="0in" fo:margin-right="0in" fo:margin-top="0.0055in" fo:margin-bottom="0in" style:contextual-spacing="false" fo:text-indent="0in" style:auto-text-indent="false" style:punctuation-wrap="hanging"/>
    </style:style>
    <style:style style:name="P21" style:family="paragraph" style:parent-style-name="Text_20_body">
      <style:paragraph-properties fo:margin-left="2.3189in" fo:margin-right="0in" fo:text-indent="0in" style:auto-text-indent="false" style:punctuation-wrap="hanging"/>
    </style:style>
    <style:style style:name="P22" style:family="paragraph" style:parent-style-name="Text_20_body">
      <style:paragraph-properties fo:margin-left="2.0965in" fo:margin-right="0.6693in" fo:text-indent="0in" style:auto-text-indent="false" style:punctuation-wrap="hanging"/>
    </style:style>
    <style:style style:name="P23" style:family="paragraph" style:parent-style-name="Text_20_body">
      <style:paragraph-properties fo:margin-left="0in" fo:margin-right="0in" fo:margin-top="0.0008in" fo:margin-bottom="0in" style:contextual-spacing="false" fo:text-indent="0in" style:auto-text-indent="false" style:punctuation-wrap="hanging"/>
      <style:text-properties style:font-name="Times New Roman" fo:font-size="9pt" style:font-size-asian="9pt" style:font-name-complex="Times New Roman1" style:font-size-complex="9pt"/>
    </style:style>
    <style:style style:name="P24" style:family="paragraph" style:parent-style-name="Text_20_body">
      <style:paragraph-properties fo:margin-left="0.3193in" fo:margin-right="0in" fo:text-indent="0in" style:auto-text-indent="false" style:punctuation-wrap="hanging">
        <style:tab-stops>
          <style:tab-stop style:position="2.3189in"/>
        </style:tab-stops>
      </style:paragraph-properties>
    </style:style>
    <style:style style:name="P25" style:family="paragraph" style:parent-style-name="Text_20_body">
      <style:paragraph-properties fo:margin-left="0.3193in" fo:margin-right="0in" fo:margin-top="0in" fo:margin-bottom="0in" style:contextual-spacing="false" fo:text-indent="0in" style:auto-text-indent="false" style:punctuation-wrap="hanging">
        <style:tab-stops>
          <style:tab-stop style:position="2.3189in"/>
        </style:tab-stops>
      </style:paragraph-properties>
    </style:style>
    <style:style style:name="P26" style:family="paragraph" style:parent-style-name="Text_20_body">
      <style:paragraph-properties fo:margin-left="0.3193in" fo:margin-right="0in" fo:margin-top="0in" fo:margin-bottom="0in" style:contextual-spacing="false" fo:text-indent="0in" style:auto-text-indent="false" style:punctuation-wrap="hanging">
        <style:tab-stops>
          <style:tab-stop style:position="2.3189in"/>
          <style:tab-stop style:position="5.8189in"/>
        </style:tab-stops>
      </style:paragraph-properties>
    </style:style>
    <style:style style:name="P27" style:family="paragraph" style:parent-style-name="Text_20_body">
      <style:paragraph-properties fo:margin-left="0in" fo:margin-right="0in" fo:margin-top="0in" fo:margin-bottom="0in" style:contextual-spacing="false" fo:text-indent="0in" style:auto-text-indent="false" style:punctuation-wrap="hanging">
        <style:tab-stops>
          <style:tab-stop style:position="2.3189in"/>
          <style:tab-stop style:position="5.8189in"/>
        </style:tab-stops>
      </style:paragraph-properties>
      <style:text-properties officeooo:paragraph-rsid="000874b1"/>
    </style:style>
    <style:style style:name="P28" style:family="paragraph" style:parent-style-name="Text_20_body">
      <style:paragraph-properties fo:margin-left="0.3193in" fo:margin-right="0in" fo:margin-top="0in" fo:margin-bottom="0in" style:contextual-spacing="false" fo:text-indent="0in" style:auto-text-indent="false" style:punctuation-wrap="hanging">
        <style:tab-stops>
          <style:tab-stop style:position="2.3189in"/>
          <style:tab-stop style:position="5.8189in"/>
        </style:tab-stops>
      </style:paragraph-properties>
      <style:text-properties officeooo:paragraph-rsid="000874b1"/>
    </style:style>
    <style:style style:name="P29" style:family="paragraph" style:parent-style-name="Text_20_body">
      <style:paragraph-properties fo:margin-left="0in" fo:margin-right="0in" fo:margin-top="0in" fo:margin-bottom="0in" style:contextual-spacing="false" fo:text-indent="0in" style:auto-text-indent="false" style:punctuation-wrap="hanging"/>
      <style:text-properties fo:font-weight="bold" style:font-weight-asian="bold" style:font-weight-complex="bold"/>
    </style:style>
    <style:style style:name="P30" style:family="paragraph" style:parent-style-name="Text_20_body">
      <style:paragraph-properties fo:margin-left="0in" fo:margin-right="0in" fo:margin-top="0.002in" fo:margin-bottom="0in" style:contextual-spacing="false" fo:text-indent="0in" style:auto-text-indent="false" style:punctuation-wrap="hanging"/>
      <style:text-properties fo:font-weight="bold" officeooo:paragraph-rsid="000874b1" style:font-weight-asian="bold" style:font-weight-complex="bold"/>
    </style:style>
    <style:style style:name="P31" style:family="paragraph" style:parent-style-name="Text_20_body">
      <style:paragraph-properties fo:margin-left="0in" fo:margin-right="0in" fo:margin-top="0.0047in" fo:margin-bottom="0in" style:contextual-spacing="false" fo:text-indent="0in" style:auto-text-indent="false" style:punctuation-wrap="hanging"/>
      <style:text-properties fo:font-size="4.5pt" style:font-size-asian="4.5pt" style:font-size-complex="4.5pt"/>
    </style:style>
    <style:style style:name="P32" style:family="paragraph" style:parent-style-name="Text_20_body">
      <style:paragraph-properties fo:margin-left="0in" fo:margin-right="0in" fo:margin-top="0.0043in" fo:margin-bottom="0in" style:contextual-spacing="false" fo:text-indent="0in" style:auto-text-indent="false" style:punctuation-wrap="hanging"/>
      <style:text-properties fo:font-size="4.5pt" style:font-size-asian="4.5pt" style:font-size-complex="4.5pt"/>
    </style:style>
    <style:style style:name="P33" style:family="paragraph" style:parent-style-name="Text_20_body">
      <style:paragraph-properties fo:margin-left="0in" fo:margin-right="0in" fo:margin-top="0.0047in" fo:margin-bottom="0in" style:contextual-spacing="false" fo:text-indent="0in" style:auto-text-indent="false" style:punctuation-wrap="hanging"/>
      <style:text-properties fo:font-size="4.5pt" officeooo:paragraph-rsid="000874b1" style:font-size-asian="4.5pt" style:font-size-complex="4.5pt"/>
    </style:style>
    <style:style style:name="P34" style:family="paragraph" style:parent-style-name="Text_20_body">
      <style:paragraph-properties fo:margin-left="2.3193in" fo:margin-right="0.8307in" fo:line-height="100%" fo:text-indent="0in" style:auto-text-indent="false" style:punctuation-wrap="hanging"/>
    </style:style>
    <style:style style:name="P35" style:family="paragraph" style:parent-style-name="Text_20_body">
      <style:paragraph-properties fo:margin-left="2.3189in" fo:margin-right="0.7756in" fo:line-height="100%" fo:text-indent="0in" style:auto-text-indent="false" style:punctuation-wrap="hanging"/>
    </style:style>
    <style:style style:name="P36" style:family="paragraph" style:parent-style-name="Text_20_body">
      <style:paragraph-properties fo:margin-left="2.0965in" fo:margin-right="0.6693in" fo:line-height="100%" fo:text-indent="0in" style:auto-text-indent="false" style:punctuation-wrap="hanging"/>
    </style:style>
    <style:style style:name="P37" style:family="paragraph" style:parent-style-name="Text_20_body">
      <style:paragraph-properties fo:margin-left="2.0965in" fo:margin-right="0.5209in" fo:margin-top="0in" fo:margin-bottom="0in" style:contextual-spacing="false" fo:line-height="100%" fo:text-indent="0in" style:auto-text-indent="false" style:punctuation-wrap="hanging"/>
    </style:style>
    <style:style style:name="P38" style:family="paragraph" style:parent-style-name="Text_20_body">
      <style:paragraph-properties fo:margin-left="2.0965in" fo:margin-right="0.4929in" fo:line-height="100%" fo:text-indent="0in" style:auto-text-indent="false" style:punctuation-wrap="hanging"/>
    </style:style>
    <style:style style:name="P39" style:family="paragraph" style:parent-style-name="Text_20_body">
      <style:paragraph-properties fo:margin-left="2.3189in" fo:margin-right="0.7756in" fo:margin-top="0.002in" fo:margin-bottom="0in" style:contextual-spacing="false" fo:line-height="100%" fo:text-indent="0in" style:auto-text-indent="false" style:punctuation-wrap="hanging"/>
      <style:text-properties officeooo:paragraph-rsid="0008b497"/>
    </style:style>
    <style:style style:name="P40" style:family="paragraph" style:parent-style-name="Text_20_body">
      <style:paragraph-properties fo:margin-left="0.3161in" fo:margin-right="0in" fo:margin-top="0in" fo:margin-bottom="0in" style:contextual-spacing="false" fo:line-height="0.0138in" fo:text-indent="0in" style:auto-text-indent="false" style:punctuation-wrap="hanging"/>
    </style:style>
    <style:style style:name="P41" style:family="paragraph" style:parent-style-name="Text_20_body">
      <style:paragraph-properties fo:margin-left="2.3161in" fo:margin-right="0in" fo:margin-top="0in" fo:margin-bottom="0in" style:contextual-spacing="false" fo:line-height="0.0138in" fo:text-indent="0in" style:auto-text-indent="false" style:punctuation-wrap="hanging"/>
    </style:style>
    <style:style style:name="P42" style:family="paragraph" style:parent-style-name="Text_20_body">
      <style:paragraph-properties fo:margin-left="2.3154in" fo:margin-right="0in" fo:margin-top="0in" fo:margin-bottom="0in" style:contextual-spacing="false" fo:line-height="0.0138in" fo:text-indent="0in" style:auto-text-indent="false" style:punctuation-wrap="hanging"/>
    </style:style>
    <style:style style:name="P43" style:family="paragraph" style:parent-style-name="Text_20_body">
      <style:paragraph-properties fo:margin-left="0.0937in" fo:margin-right="0in" fo:margin-top="0in" fo:margin-bottom="0in" style:contextual-spacing="false" fo:line-height="0.0138in" fo:text-indent="0in" style:auto-text-indent="false" style:punctuation-wrap="hanging"/>
    </style:style>
    <style:style style:name="P44" style:family="paragraph" style:parent-style-name="Text_20_body">
      <style:paragraph-properties fo:margin-left="0.0929in" fo:margin-right="0in" fo:margin-top="0in" fo:margin-bottom="0in" style:contextual-spacing="false" fo:line-height="0.0138in" fo:text-indent="0in" style:auto-text-indent="false" style:punctuation-wrap="hanging"/>
    </style:style>
    <style:style style:name="P45" style:family="paragraph" style:parent-style-name="Text_20_body">
      <style:paragraph-properties fo:margin-left="0.3161in" fo:margin-right="0in" fo:margin-top="0in" fo:margin-bottom="0in" style:contextual-spacing="false" fo:line-height="0.0138in" fo:text-indent="0in" style:auto-text-indent="false" style:punctuation-wrap="hanging"/>
      <style:text-properties officeooo:paragraph-rsid="000874b1"/>
    </style:style>
    <style:style style:name="P46" style:family="paragraph" style:parent-style-name="Text_20_body">
      <style:paragraph-properties fo:margin-left="2.3154in" fo:margin-right="0in" fo:margin-top="0in" fo:margin-bottom="0in" style:contextual-spacing="false" fo:line-height="0.0138in" fo:text-indent="0in" style:auto-text-indent="false" style:punctuation-wrap="hanging"/>
      <style:text-properties officeooo:paragraph-rsid="000874b1"/>
    </style:style>
    <style:style style:name="P47" style:family="paragraph" style:parent-style-name="Text_20_body">
      <style:paragraph-properties fo:margin-left="2.3161in" fo:margin-right="0in" fo:margin-top="0in" fo:margin-bottom="0in" style:contextual-spacing="false" fo:line-height="0.0138in" fo:text-indent="0in" style:auto-text-indent="false" style:punctuation-wrap="hanging"/>
      <style:text-properties officeooo:paragraph-rsid="000874b1"/>
    </style:style>
    <style:style style:name="P48" style:family="paragraph" style:parent-style-name="Text_20_body">
      <style:paragraph-properties fo:margin-left="0in" fo:margin-right="0in" fo:margin-top="0in" fo:margin-bottom="0in" style:contextual-spacing="false" fo:text-indent="0in" style:auto-text-indent="false" style:punctuation-wrap="hanging"/>
      <style:text-properties fo:font-size="10pt" style:font-size-asian="10pt" style:font-size-complex="10pt"/>
    </style:style>
    <style:style style:name="P49" style:family="paragraph" style:parent-style-name="Text_20_body">
      <style:paragraph-properties fo:margin-left="0in" fo:margin-right="0in" fo:margin-top="0.0071in" fo:margin-bottom="0in" style:contextual-spacing="false" fo:text-indent="0in" style:auto-text-indent="false" style:punctuation-wrap="hanging"/>
      <style:text-properties fo:font-size="10pt" style:font-size-asian="10pt" style:font-size-complex="10pt"/>
    </style:style>
    <style:style style:name="P50" style:family="paragraph" style:parent-style-name="Text_20_body">
      <style:paragraph-properties fo:margin-left="0in" fo:margin-right="0in" fo:margin-top="0in" fo:margin-bottom="0in" style:contextual-spacing="false" fo:text-indent="0in" style:auto-text-indent="false" style:punctuation-wrap="hanging"/>
      <style:text-properties fo:font-size="10pt" officeooo:paragraph-rsid="000874b1" style:font-size-asian="10pt" style:font-size-complex="10pt"/>
    </style:style>
    <style:style style:name="P51" style:family="paragraph" style:parent-style-name="Text_20_body">
      <style:paragraph-properties fo:margin-left="0in" fo:margin-right="0in" fo:margin-top="0.0071in" fo:margin-bottom="0in" style:contextual-spacing="false" fo:text-indent="0in" style:auto-text-indent="false" style:punctuation-wrap="hanging"/>
      <style:text-properties fo:font-size="5pt" style:font-size-asian="5pt" style:font-size-complex="5pt"/>
    </style:style>
    <style:style style:name="P52" style:family="paragraph" style:parent-style-name="Text_20_body">
      <style:paragraph-properties fo:margin-left="0in" fo:margin-right="0in" fo:margin-top="0.0071in" fo:margin-bottom="0in" style:contextual-spacing="false" fo:text-indent="0in" style:auto-text-indent="false" style:punctuation-wrap="hanging"/>
      <style:text-properties fo:font-size="5pt" officeooo:paragraph-rsid="000874b1" style:font-size-asian="5pt" style:font-size-complex="5pt"/>
    </style:style>
    <style:style style:name="P53" style:family="paragraph" style:parent-style-name="Text_20_body">
      <style:paragraph-properties fo:margin-left="0in" fo:margin-right="0in" fo:margin-top="0.0075in" fo:margin-bottom="0in" style:contextual-spacing="false" fo:text-indent="0in" style:auto-text-indent="false" style:punctuation-wrap="hanging"/>
      <style:text-properties fo:font-size="8pt" style:font-size-asian="8pt" style:font-size-complex="8pt"/>
    </style:style>
    <style:style style:name="P54" style:family="paragraph" style:parent-style-name="Text_20_body">
      <style:paragraph-properties fo:margin-left="0in" fo:margin-right="0in" fo:margin-top="0.0075in" fo:margin-bottom="0in" style:contextual-spacing="false" fo:text-indent="0in" style:auto-text-indent="false" style:punctuation-wrap="hanging"/>
      <style:text-properties fo:font-size="8pt" officeooo:paragraph-rsid="000874b1" style:font-size-asian="8pt" style:font-size-complex="8pt"/>
    </style:style>
    <style:style style:name="P55" style:family="paragraph" style:parent-style-name="Text_20_body">
      <style:paragraph-properties fo:margin-left="0in" fo:margin-right="0in" fo:margin-top="0.002in" fo:margin-bottom="0in" style:contextual-spacing="false" fo:text-indent="0in" style:auto-text-indent="false" style:punctuation-wrap="hanging"/>
      <style:text-properties fo:font-size="16pt" style:font-size-asian="16pt" style:font-size-complex="16pt"/>
    </style:style>
    <style:style style:name="P56" style:family="paragraph" style:parent-style-name="Text_20_body">
      <style:paragraph-properties fo:margin-left="0in" fo:margin-right="0in" fo:margin-top="0.002in" fo:margin-bottom="0in" style:contextual-spacing="false" fo:text-indent="0in" style:auto-text-indent="false" style:punctuation-wrap="hanging"/>
      <style:text-properties fo:font-size="16pt" officeooo:paragraph-rsid="000874b1" style:font-size-asian="16pt" style:font-size-complex="16pt"/>
    </style:style>
    <style:style style:name="P57" style:family="paragraph" style:parent-style-name="Text_20_body">
      <style:paragraph-properties fo:margin-left="0in" fo:margin-right="0in" fo:margin-top="0.0028in" fo:margin-bottom="0in" style:contextual-spacing="false" fo:text-indent="0in" style:auto-text-indent="false" style:punctuation-wrap="hanging"/>
      <style:text-properties fo:font-size="15.5pt" style:font-size-asian="15.5pt" style:font-size-complex="15.5pt"/>
    </style:style>
    <style:style style:name="P58" style:family="paragraph" style:parent-style-name="Text_20_body">
      <style:paragraph-properties fo:margin-left="0in" fo:margin-right="0in" fo:margin-top="0.0028in" fo:margin-bottom="0in" style:contextual-spacing="false" fo:text-indent="0in" style:auto-text-indent="false" style:punctuation-wrap="hanging"/>
      <style:text-properties fo:font-size="15.5pt" officeooo:paragraph-rsid="000874b1" style:font-size-asian="15.5pt" style:font-size-complex="15.5pt"/>
    </style:style>
    <style:style style:name="P59" style:family="paragraph" style:parent-style-name="Text_20_body">
      <style:paragraph-properties fo:margin-left="0in" fo:margin-right="0in" fo:margin-top="0.002in" fo:margin-bottom="0in" style:contextual-spacing="false" fo:text-indent="0in" style:auto-text-indent="false" style:punctuation-wrap="hanging"/>
      <style:text-properties fo:font-size="11pt" style:font-size-asian="11pt" style:font-size-complex="11pt"/>
    </style:style>
    <style:style style:name="P60" style:family="paragraph" style:parent-style-name="Text_20_body">
      <style:paragraph-properties fo:margin-left="0in" fo:margin-right="0in" fo:margin-top="0.002in" fo:margin-bottom="0in" style:contextual-spacing="false" fo:text-indent="0in" style:auto-text-indent="false" style:punctuation-wrap="hanging"/>
      <style:text-properties fo:font-size="11pt" officeooo:paragraph-rsid="000874b1" style:font-size-asian="11pt" style:font-size-complex="11pt"/>
    </style:style>
    <style:style style:name="P61" style:family="paragraph" style:parent-style-name="Text_20_body">
      <style:paragraph-properties fo:margin-left="0in" fo:margin-right="0in" fo:margin-top="0.0016in" fo:margin-bottom="0in" style:contextual-spacing="false" fo:text-indent="0in" style:auto-text-indent="false" style:punctuation-wrap="hanging"/>
      <style:text-properties fo:font-size="8.5pt" style:font-size-asian="8.5pt" style:font-size-complex="8.5pt"/>
    </style:style>
    <style:style style:name="P62" style:family="paragraph" style:parent-style-name="Text_20_body">
      <style:paragraph-properties fo:margin-left="0in" fo:margin-right="0in" fo:margin-top="0.002in" fo:margin-bottom="0in" style:contextual-spacing="false" fo:text-indent="0in" style:auto-text-indent="false" style:punctuation-wrap="hanging"/>
      <style:text-properties fo:font-size="14pt" style:font-size-asian="14pt" style:font-size-complex="14pt"/>
    </style:style>
    <style:style style:name="P63" style:family="paragraph" style:parent-style-name="Text_20_body">
      <style:paragraph-properties fo:margin-left="0in" fo:margin-right="0in" fo:margin-top="0.0043in" fo:margin-bottom="0in" style:contextual-spacing="false" fo:text-indent="0in" style:auto-text-indent="false" style:punctuation-wrap="hanging"/>
      <style:text-properties fo:font-size="9pt" style:font-size-asian="9pt" style:font-size-complex="9pt"/>
    </style:style>
    <style:style style:name="P64" style:family="paragraph" style:parent-style-name="Text_20_body">
      <style:paragraph-properties fo:margin-left="0.0965in" fo:margin-right="0.3083in" fo:text-indent="0in" style:auto-text-indent="false" style:punctuation-wrap="hanging">
        <style:tab-stops>
          <style:tab-stop style:position="2.0965in"/>
          <style:tab-stop style:position="5.5965in"/>
        </style:tab-stops>
      </style:paragraph-properties>
    </style:style>
    <style:style style:name="P65" style:family="paragraph" style:parent-style-name="Text_20_body">
      <style:paragraph-properties fo:margin-left="0in" fo:margin-right="0in" fo:margin-top="0.0063in" fo:margin-bottom="0in" style:contextual-spacing="false" fo:text-indent="0in" style:auto-text-indent="false" style:punctuation-wrap="hanging"/>
      <style:text-properties fo:font-size="10.5pt" style:font-size-asian="10.5pt" style:font-size-complex="10.5pt"/>
    </style:style>
    <style:style style:name="P66" style:family="paragraph" style:parent-style-name="Text_20_body">
      <style:paragraph-properties fo:margin-left="0in" fo:margin-right="0in" fo:margin-top="0.0008in" fo:margin-bottom="0in" style:contextual-spacing="false" fo:text-indent="0in" style:auto-text-indent="false" style:punctuation-wrap="hanging"/>
      <style:text-properties fo:font-size="10.5pt" style:font-size-asian="10.5pt" style:font-size-complex="10.5pt"/>
    </style:style>
    <style:style style:name="P67" style:family="paragraph" style:parent-style-name="Text_20_body">
      <style:paragraph-properties fo:margin-left="0in" fo:margin-right="0in" fo:margin-top="0.0063in" fo:margin-bottom="0in" style:contextual-spacing="false" fo:text-indent="0in" style:auto-text-indent="false" style:punctuation-wrap="hanging"/>
      <style:text-properties fo:font-size="7pt" style:font-size-asian="7pt" style:font-size-complex="7pt"/>
    </style:style>
    <style:style style:name="P68" style:family="paragraph" style:parent-style-name="Text_20_body">
      <style:paragraph-properties fo:margin-left="2.3193in" fo:margin-right="0.8307in" fo:line-height="100%" fo:text-indent="0in" style:auto-text-indent="false" style:punctuation-wrap="hanging"/>
      <style:text-properties officeooo:rsid="0008b497" officeooo:paragraph-rsid="0008b497"/>
    </style:style>
    <style:style style:name="P69" style:family="paragraph" style:parent-style-name="Text_20_body">
      <style:paragraph-properties fo:margin-left="2.3189in" fo:margin-right="0in" fo:text-indent="0in" style:auto-text-indent="false" style:punctuation-wrap="hanging"/>
      <style:text-properties officeooo:rsid="0008b497" officeooo:paragraph-rsid="0008b497"/>
    </style:style>
    <style:style style:name="P70" style:family="paragraph">
      <loext:graphic-properties draw:fill="none"/>
      <style:paragraph-properties fo:text-align="start"/>
      <style:text-properties fo:font-size="12pt"/>
    </style:style>
    <style:style style:name="P71" style:family="paragraph">
      <loext:graphic-properties draw:fill="solid" draw:fill-color="#ecf4fc"/>
      <style:paragraph-properties fo:text-align="start"/>
      <style:text-properties fo:font-size="12pt"/>
    </style:style>
    <style:style style:name="P72" style:family="paragraph">
      <loext:graphic-properties draw:fill="solid" draw:fill-color="#345e91"/>
      <style:paragraph-properties fo:text-align="start"/>
      <style:text-properties fo:font-size="12pt"/>
    </style:style>
    <style:style style:name="P73" style:family="paragraph">
      <style:paragraph-properties fo:margin-top="0.1547in" fo:margin-bottom="0in" fo:line-height="100%" fo:text-align="start"/>
      <style:text-properties fo:font-size="12pt"/>
    </style:style>
    <style:style style:name="P74" style:family="paragraph">
      <style:paragraph-properties fo:margin-top="0.1799in" fo:margin-bottom="0in" fo:line-height="100%" fo:text-align="start"/>
      <style:text-properties fo:font-size="12pt"/>
    </style:style>
    <style:style style:name="P75" style:family="paragraph">
      <loext:graphic-properties draw:fill="none"/>
      <style:paragraph-properties fo:margin-top="0.1547in" fo:margin-bottom="0in" fo:line-height="100%" fo:text-align="start"/>
      <style:text-properties fo:font-size="12pt"/>
    </style:style>
    <style:style style:name="T1" style:family="text">
      <style:text-properties fo:color="#231f20" loext:opacity="100%" fo:letter-spacing="-0.0043in" fo:font-weight="bold" style:font-weight-asian="bold" style:font-weight-complex="bold"/>
    </style:style>
    <style:style style:name="T2" style:family="text">
      <style:text-properties fo:color="#231f20" loext:opacity="100%" fo:letter-spacing="-0.0043in"/>
    </style:style>
    <style:style style:name="T3" style:family="text">
      <style:text-properties fo:color="#231f20" loext:opacity="100%" fo:letter-spacing="-0.0043in" fo:font-weight="normal" officeooo:rsid="000874b1" style:font-weight-asian="normal" style:font-weight-complex="normal"/>
    </style:style>
    <style:style style:name="T4" style:family="text">
      <style:text-properties fo:color="#231f20" loext:opacity="100%"/>
    </style:style>
    <style:style style:name="T5" style:family="text">
      <style:text-properties fo:color="#231f20" loext:opacity="100%" fo:letter-spacing="-0.0008in"/>
    </style:style>
    <style:style style:name="T6" style:family="text">
      <style:text-properties fo:color="#231f20" loext:opacity="100%" fo:letter-spacing="-0.0008in" fo:font-weight="bold" style:font-weight-asian="bold" style:font-weight-complex="bold"/>
    </style:style>
    <style:style style:name="T7" style:family="text">
      <style:text-properties fo:color="#231f20" loext:opacity="100%" fo:letter-spacing="-0.0016in" fo:font-weight="bold" style:font-weight-asian="bold" style:font-weight-complex="bold"/>
    </style:style>
    <style:style style:name="T8" style:family="text">
      <style:text-properties fo:color="#231f20" loext:opacity="100%" fo:letter-spacing="-0.0016in"/>
    </style:style>
    <style:style style:name="T9" style:family="text">
      <style:text-properties fo:color="#231f20" loext:opacity="100%" fo:letter-spacing="-0.0016in" fo:font-weight="normal" officeooo:rsid="000874b1" style:font-weight-asian="normal" style:font-weight-complex="normal"/>
    </style:style>
    <style:style style:name="T10" style:family="text">
      <style:text-properties fo:color="#231f20" loext:opacity="100%" fo:letter-spacing="-0.0071in"/>
    </style:style>
    <style:style style:name="T11" style:family="text">
      <style:text-properties fo:color="#231f20" loext:opacity="100%" fo:letter-spacing="-0.0146in"/>
    </style:style>
    <style:style style:name="T12" style:family="text">
      <style:text-properties fo:color="#231f20" loext:opacity="100%" fo:letter-spacing="-0.0028in" fo:font-weight="bold" style:font-weight-asian="bold" style:font-weight-complex="bold"/>
    </style:style>
    <style:style style:name="T13" style:family="text">
      <style:text-properties fo:color="#231f20" loext:opacity="100%" fo:font-weight="bold" style:font-weight-asian="bold" style:font-weight-complex="bold"/>
    </style:style>
    <style:style style:name="T14" style:family="text">
      <style:text-properties fo:color="#231f20" loext:opacity="100%" fo:font-weight="bold" officeooo:rsid="000874b1" style:font-weight-asian="bold" style:font-weight-complex="bold"/>
    </style:style>
    <style:style style:name="T15" style:family="text">
      <style:text-properties fo:color="#231f20" loext:opacity="100%" fo:font-weight="bold" officeooo:rsid="0008b497" style:font-weight-asian="bold" style:font-weight-complex="bold"/>
    </style:style>
    <style:style style:name="T16" style:family="text">
      <style:text-properties fo:color="#231f20" loext:opacity="100%" fo:letter-spacing="-0.0075in" fo:font-weight="bold" style:font-weight-asian="bold" style:font-weight-complex="bold"/>
    </style:style>
    <style:style style:name="T17" style:family="text">
      <style:text-properties fo:color="#231f20" loext:opacity="100%" style:font-name="Arial" fo:font-weight="bold" style:font-weight-asian="bold" style:font-name-complex="Arial1" style:font-weight-complex="bold"/>
    </style:style>
    <style:style style:name="T18" style:family="text">
      <style:text-properties fo:color="#231f20" loext:opacity="100%" style:font-name="Arial" fo:font-weight="bold" officeooo:rsid="0008b497" style:font-weight-asian="bold" style:font-name-complex="Arial1" style:font-weight-complex="bold"/>
    </style:style>
    <style:style style:name="T19" style:family="text">
      <style:text-properties fo:color="#231f20" loext:opacity="100%" style:font-name="Arial" style:font-name-complex="Arial1"/>
    </style:style>
    <style:style style:name="T20" style:family="text">
      <style:text-properties fo:color="#231f20" loext:opacity="100%" style:font-name="Arial" fo:letter-spacing="-0.0008in" style:font-name-complex="Arial1"/>
    </style:style>
    <style:style style:name="T21" style:family="text">
      <style:text-properties fo:color="#231f20" loext:opacity="100%" style:font-name="Arial" fo:letter-spacing="-0.0008in" fo:font-weight="bold" style:font-weight-asian="bold" style:font-name-complex="Arial1" style:font-weight-complex="bold"/>
    </style:style>
    <style:style style:name="T22" style:family="text">
      <style:text-properties fo:color="#231f20" loext:opacity="100%" style:font-name="Arial" fo:letter-spacing="-0.0008in" fo:font-weight="bold" officeooo:rsid="0008b497" style:font-weight-asian="bold" style:font-name-complex="Arial1" style:font-weight-complex="bold"/>
    </style:style>
    <style:style style:name="T23" style:family="text">
      <style:text-properties fo:color="#231f20" loext:opacity="100%" style:font-name="Arial" fo:letter-spacing="-0.0008in" fo:font-weight="normal" officeooo:rsid="000874b1" style:font-weight-asian="normal" style:font-name-complex="Arial1" style:font-weight-complex="normal"/>
    </style:style>
    <style:style style:name="T24" style:family="text">
      <style:text-properties fo:color="#231f20" loext:opacity="100%" style:font-name="Arial" fo:letter-spacing="-0.0047in" fo:font-weight="bold" style:font-weight-asian="bold" style:font-name-complex="Arial1" style:font-weight-complex="bold"/>
    </style:style>
    <style:style style:name="T25" style:family="text">
      <style:text-properties fo:color="#231f20" loext:opacity="100%" style:font-name="Arial" fo:letter-spacing="-0.0102in" fo:font-weight="bold" style:font-weight-asian="bold" style:font-name-complex="Arial1" style:font-weight-complex="bold"/>
    </style:style>
    <style:style style:name="T26" style:family="text">
      <style:text-properties fo:color="#231f20" loext:opacity="100%" style:font-name="Arial" fo:letter-spacing="-0.0035in" style:font-name-complex="Arial1"/>
    </style:style>
    <style:style style:name="T27" style:family="text">
      <style:text-properties fo:color="#231f20" loext:opacity="100%" style:font-name="Arial" fo:letter-spacing="-0.0043in" fo:font-weight="bold" style:font-weight-asian="bold" style:font-name-complex="Arial1" style:font-weight-complex="bold"/>
    </style:style>
    <style:style style:name="T28" style:family="text">
      <style:text-properties fo:color="#231f20" loext:opacity="100%" style:font-name="Arial" fo:letter-spacing="-0.0098in" fo:font-weight="bold" style:font-weight-asian="bold" style:font-name-complex="Arial1" style:font-weight-complex="bold"/>
    </style:style>
    <style:style style:name="T29" style:family="text">
      <style:text-properties fo:color="#231f20" loext:opacity="100%" style:font-name="Arial" fo:letter-spacing="-0.0071in" fo:font-weight="bold" style:font-weight-asian="bold" style:font-name-complex="Arial1" style:font-weight-complex="bold"/>
    </style:style>
    <style:style style:name="T30" style:family="text">
      <style:text-properties fo:color="#231f20" loext:opacity="100%" style:font-name="Arial" fo:letter-spacing="-0.0055in" style:font-name-complex="Arial1"/>
    </style:style>
    <style:style style:name="T31" style:family="text">
      <style:text-properties fo:color="#231f20" loext:opacity="100%" style:font-name="Arial" fo:letter-spacing="-0.0075in" fo:font-weight="bold" style:font-weight-asian="bold" style:font-name-complex="Arial1" style:font-weight-complex="bold"/>
    </style:style>
    <style:style style:name="T32" style:family="text">
      <style:text-properties fo:color="#231f20" loext:opacity="100%" style:font-name="Arial" fo:letter-spacing="-0.0075in" style:font-name-complex="Arial1"/>
    </style:style>
    <style:style style:name="T33" style:family="text">
      <style:text-properties fo:color="#231f20" loext:opacity="100%" style:font-name="Arial" fo:font-weight="normal" officeooo:rsid="000874b1" style:font-weight-asian="normal" style:font-name-complex="Arial1" style:font-weight-complex="normal"/>
    </style:style>
    <style:style style:name="T34" style:family="text">
      <style:text-properties fo:color="#231f20" loext:opacity="100%" fo:letter-spacing="-0.0217in"/>
    </style:style>
    <style:style style:name="T35" style:family="text">
      <style:text-properties fo:color="#231f20" loext:opacity="100%" fo:letter-spacing="-0.0035in" fo:font-weight="bold" style:font-weight-asian="bold" style:font-weight-complex="bold"/>
    </style:style>
    <style:style style:name="T36" style:family="text">
      <style:text-properties fo:color="#231f20" loext:opacity="100%" fo:letter-spacing="-0.0098in"/>
    </style:style>
    <style:style style:name="T37" style:family="text">
      <style:text-properties fo:color="#231f20" loext:opacity="100%" fo:letter-spacing="-0.0134in"/>
    </style:style>
    <style:style style:name="T38" style:family="text">
      <style:text-properties fo:color="#231f20" loext:opacity="100%" fo:letter-spacing="-0.002in"/>
    </style:style>
    <style:style style:name="T39" style:family="text">
      <style:text-properties fo:color="#231f20" loext:opacity="100%" fo:letter-spacing="-0.0138in" fo:font-weight="bold" style:font-weight-asian="bold" style:font-weight-complex="bold"/>
    </style:style>
    <style:style style:name="T40" style:family="text">
      <style:text-properties fo:color="#231f20" loext:opacity="100%" fo:font-weight="normal" officeooo:rsid="000874b1" style:font-weight-asian="normal" style:font-weight-complex="normal"/>
    </style:style>
    <style:style style:name="T41" style:family="text">
      <style:text-properties fo:color="#231f20" loext:opacity="100%" officeooo:rsid="0008b497"/>
    </style:style>
    <style:style style:name="T42" style:family="text">
      <style:text-properties fo:color="#231f20" loext:opacity="100%" fo:font-size="12pt" style:font-size-asian="12pt" style:font-size-complex="12pt"/>
    </style:style>
    <style:style style:name="T43" style:family="text">
      <style:text-properties fo:color="#231f20" loext:opacity="100%" fo:font-size="12pt" fo:letter-spacing="-0.002in" style:font-size-asian="12pt" style:font-size-complex="12pt"/>
    </style:style>
    <style:style style:name="T44" style:family="text">
      <style:text-properties fo:color="#231f20" loext:opacity="100%" fo:font-size="12pt" fo:letter-spacing="-0.0098in" style:font-size-asian="12pt" style:font-size-complex="12pt"/>
    </style:style>
    <style:style style:name="T45" style:family="text">
      <style:text-properties fo:color="#231f20" loext:opacity="100%" fo:font-size="5pt" style:font-size-asian="5pt" style:font-size-complex="5pt"/>
    </style:style>
    <style:style style:name="T46" style:family="text">
      <style:text-properties fo:color="#000000" loext:opacity="100%"/>
    </style:style>
    <style:style style:name="T47" style:family="text">
      <style:text-properties fo:font-size="1pt" style:font-size-asian="1pt" style:font-size-complex="1pt"/>
    </style:style>
    <style:style style:name="T48" style:family="text">
      <style:text-properties fo:font-variant="normal" fo:text-transform="none" fo:color="#231f20" loext:opacity="100%" style:text-line-through-style="none" style:text-line-through-type="none" style:text-position="0% 100%" fo:font-size="7pt" fo:letter-spacing="normal" fo:font-style="normal" style:text-underline-style="none" fo:font-weight="bold" fo:background-color="transparent" style:font-size-asian="7pt" style:font-style-asian="normal" style:font-weight-asian="bold" style:font-size-complex="7pt" style:font-style-complex="normal" style:font-weight-complex="bold"/>
    </style:style>
    <style:style style:name="T49" style:family="text">
      <style:text-properties fo:font-variant="normal" fo:text-transform="none" fo:color="#231f20" loext:opacity="100%" style:text-line-through-style="none" style:text-line-through-type="none" style:text-position="0% 100%" fo:font-size="23pt" fo:letter-spacing="normal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T50" style:family="text">
      <style:text-properties fo:font-variant="normal" fo:text-transform="none" fo:color="#ffffff" loext:opacity="100%" style:text-line-through-style="none" style:text-line-through-type="none" style:text-position="0% 100%" fo:font-size="3pt" fo:letter-spacing="normal" fo:font-style="normal" style:text-underline-style="none" fo:font-weight="bold" fo:background-color="transparent" style:font-size-asian="3pt" style:font-style-asian="normal" style:font-weight-asian="bold" style:font-size-complex="3pt" style:font-style-complex="normal" style:font-weight-complex="bold"/>
    </style:style>
    <style:style style:name="T51" style:family="text">
      <style:text-properties fo:font-variant="normal" fo:text-transform="none" fo:color="#ffffff" loext:opacity="100%" style:text-line-through-style="none" style:text-line-through-type="none" style:text-position="0% 100%" fo:font-size="11pt" fo:letter-spacing="normal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0063in" fo:margin-right="0.0075in" fo:margin-top="0.0055in" fo:margin-bottom="0.0016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071in" svg:stroke-color="#345e91" draw:stroke-linejoin="round" draw:fill="none" draw:textarea-vertical-align="top" draw:auto-grow-height="false" draw:fit-to-size="false" style:shrink-to-fit="false" fo:min-height="0.0008in" fo:min-width="4.8075in" fo:padding-top="0.0071in" fo:padding-bottom="0.0071in" fo:padding-left="0.1in" fo:padding-right="0.1in" fo:wrap-option="wrap" style:run-through="foreground"/>
      <style:paragraph-properties style:writing-mode="lr-tb"/>
    </style:style>
    <style:style style:name="gr3" style:family="graphic">
      <style:graphic-properties fo:margin-left="0.0071in" fo:margin-right="0.0071in" fo:margin-top="0.0043in" fo:margin-bottom="0.0028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margin-left="0.0071in" fo:margin-right="0.0071in" fo:margin-top="0.0098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071in" svg:stroke-color="#345e91" draw:stroke-linejoin="round" draw:fill="none" draw:textarea-vertical-align="top" draw:auto-grow-height="false" draw:fit-to-size="false" style:shrink-to-fit="false" fo:min-height="0.0008in" fo:min-width="6.8075in" fo:padding-top="0.0071in" fo:padding-bottom="0.0071in" fo:padding-left="0.1in" fo:padding-right="0.1in" fo:wrap-option="wrap" style:run-through="foreground"/>
      <style:paragraph-properties style:writing-mode="lr-tb"/>
    </style:style>
    <style:style style:name="gr6" style:family="graphic">
      <style:graphic-properties fo:margin-left="0.0071in" fo:margin-right="0.0071in" fo:margin-top="0.0075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fo:margin-left="0.0071in" fo:margin-right="0.0071in" fo:margin-top="0.002in" fo:margin-bottom="0.0047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in" draw:fill="solid" draw:fill-color="#ecf4fc" draw:textarea-vertical-align="top" draw:auto-grow-height="false" draw:fit-to-size="false" style:shrink-to-fit="false" fo:min-height="0.4646in" fo:min-width="7.3008in" fo:padding-top="0.0882in" fo:padding-bottom="0.0882in" fo:padding-left="0.1in" fo:padding-right="0.1in" fo:wrap-option="wrap" style:run-through="foreground"/>
      <style:paragraph-properties style:writing-mode="lr-tb"/>
    </style:style>
    <style:style style:name="gr10" style:family="graphic">
      <style:graphic-properties draw:stroke="none" svg:stroke-width="0in" draw:fill="solid" draw:fill-color="#345e91" draw:textarea-vertical-align="top" draw:auto-grow-height="false" draw:fit-to-size="false" style:shrink-to-fit="false" fo:min-height="0.1437in" fo:min-width="7.3008in" fo:padding-top="0.0882in" fo:padding-bottom="0.0882in" fo:padding-left="0.1in" fo:padding-right="0.1in" fo:wrap-option="wrap" style:run-through="foreground"/>
      <style:paragraph-properties style:writing-mode="lr-tb"/>
    </style:style>
    <style:style style:name="gr11" style:family="graphic">
      <style:graphic-properties draw:stroke="none" svg:stroke-width="0in" draw:fill="none" draw:textarea-vertical-align="top" draw:auto-grow-height="false" draw:fit-to-size="false" style:shrink-to-fit="false" fo:min-height="0.961in" fo:min-width="7.5008in" fo:padding-top="0in" fo:padding-bottom="0in" fo:padding-left="0in" fo:padding-right="0in" fo:wrap-option="wrap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9"><draw:g text:anchor-type="as-char" draw:z-index="0" draw:name="Shape1" draw:style-name="gr8"><draw:custom-shape draw:name="Freeform 3" draw:style-name="gr9" draw:text-style-name="P71" svg:width="7.5004in" svg:height="0.6406in" svg:x="0in" svg:y="0in"><text:p/><draw:enhanced-geometry draw:mirror-horizontal="false" draw:mirror-vertical="false" drawooo:sub-view-size="10800 922" draw:text-areas="0 0 ?f10 ?f11" svg:viewBox="0 0 0 0" draw:type="ooxml-non-primitive" draw:enhanced-path="M 0 921 L 10800 921 10800 0 0 0 0 921 Z N"><draw:equation draw:name="f0" draw:formula="0*logwidth/10800"/><draw:equation draw:name="f1" draw:formula="921*logheight/922"/><draw:equation draw:name="f2" draw:formula="10800*logwidth/10800"/><draw:equation draw:name="f3" draw:formula="921*logheight/922"/><draw:equation draw:name="f4" draw:formula="10800*logwidth/10800"/><draw:equation draw:name="f5" draw:formula="0*logheight/922"/><draw:equation draw:name="f6" draw:formula="0*logwidth/10800"/><draw:equation draw:name="f7" draw:formula="0*logheight/922"/><draw:equation draw:name="f8" draw:formula="0*logwidth/10800"/><draw:equation draw:name="f9" draw:formula="921*logheight/922"/><draw:equation draw:name="f10" draw:formula="logwidth"/><draw:equation draw:name="f11" draw:formula="logheight"/></draw:enhanced-geometry></draw:custom-shape><draw:custom-shape draw:name="Freeform 4" draw:style-name="gr10" draw:text-style-name="P72" svg:width="7.5004in" svg:height="0.3197in" svg:x="0in" svg:y="0.6402in"><text:p/><draw:enhanced-geometry draw:mirror-horizontal="false" draw:mirror-vertical="false" drawooo:sub-view-size="10800 461" draw:text-areas="0 0 ?f10 ?f11" svg:viewBox="0 0 0 0" draw:type="ooxml-non-primitive" draw:enhanced-path="M 0 460 L 10800 460 10800 0 0 0 0 460 Z N"><draw:equation draw:name="f0" draw:formula="0*logwidth/10800"/><draw:equation draw:name="f1" draw:formula="460*logheight/461"/><draw:equation draw:name="f2" draw:formula="10800*logwidth/10800"/><draw:equation draw:name="f3" draw:formula="460*logheight/461"/><draw:equation draw:name="f4" draw:formula="10800*logwidth/10800"/><draw:equation draw:name="f5" draw:formula="0*logheight/461"/><draw:equation draw:name="f6" draw:formula="0*logwidth/10800"/><draw:equation draw:name="f7" draw:formula="0*logheight/461"/><draw:equation draw:name="f8" draw:formula="0*logwidth/10800"/><draw:equation draw:name="f9" draw:formula="460*logheight/461"/><draw:equation draw:name="f10" draw:formula="logwidth"/><draw:equation draw:name="f11" draw:formula="logheight"/></draw:enhanced-geometry></draw:custom-shape><draw:custom-shape draw:name="Text Box 5" draw:style-name="gr11" draw:text-style-name="P75" svg:width="7.5004in" svg:height="0.9606in" svg:x="0in" svg:y="0in"><text:p text:style-name="P73"><text:span text:style-name="T48"><text:line-break/></text:span><text:span text:style-name="T49">Attack on ATRAX-4</text:span></text:p><text:p text:style-name="P74"><text:span text:style-name="T50"><text:line-break/></text:span><text:span text:style-name="T51">October 21th, 431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<text:p text:style-name="P23"/>
        <text:p text:style-name="P24"><text:span text:style-name="T1">HOST:<text:tab/></text:span><text:span text:style-name="T3">Ayoub Canon</text:span></text:p>
        <text:p text:style-name="P20"/>
        <text:p text:style-name="P25"><text:span text:style-name="T7">ATTENDEES:<text:tab/></text:span><text:span text:style-name="T9">Louis Basset, Nino Gauthier, Otman Farhat, Alan Fresco, Olivier <text:tab/>Blot</text:span></text:p>
        <text:p text:style-name="P25"><text:span text:style-name="T9"/></text:p>
        <text:p text:style-name="P26"><text:span text:style-name="T12">Topic<text:tab/><text:tab/></text:span><text:span text:style-name="T13">Presenter</text:span></text:p>
        <text:p text:style-name="P29"/>
        <text:p text:style-name="P26"><text:span text:style-name="T13">1.</text:span><text:span text:style-name="T16"> </text:span><text:span text:style-name="T13">Welcome<text:tab/><text:tab/></text:span><text:span text:style-name="T40">Ayoub Canon</text:span></text:p>
        <text:p text:style-name="P31"/>
        <text:p text:style-name="P40"><draw:g text:anchor-type="as-char" draw:z-index="1" draw:name="Shape2" draw:style-name="gr4"><draw:custom-shape draw:name="Freeform 7" draw:style-name="gr5" draw:text-style-name="P70" svg:width="7.0071in" svg:height="0.0142in" svg:x="0in" svg:y="0in"><text:p/><draw:enhanced-geometry draw:mirror-horizontal="false" draw:mirror-vertical="false" drawooo:sub-view-size="10080 20" draw:text-areas="0 0 ?f4 ?f5" svg:viewBox="0 0 0 0" draw:type="ooxml-non-primitive" draw:enhanced-path="M 0 0 L 10080 0 N"><draw:equation draw:name="f0" draw:formula="0*logwidth/10080"/><draw:equation draw:name="f1" draw:formula="0*logheight/20"/><draw:equation draw:name="f2" draw:formula="10080*logwidth/10080"/><draw:equation draw:name="f3" draw:formula="0*logheight/20"/><draw:equation draw:name="f4" draw:formula="logwidth"/><draw:equation draw:name="f5" draw:formula="logheight"/></draw:enhanced-geometry></draw:custom-shape></draw:g></text:p>
        <text:p text:style-name="P49"/>
        <text:list xml:id="list2540176327" text:style-name="WWNum2">
          <text:list-item>
            <text:list>
              <text:list-item>
                <text:p text:style-name="P1"><text:span text:style-name="T17">Opening<text:tab/></text:span><text:span text:style-name="T33">Ayoub Canon</text:span></text:p>
              </text:list-item>
            </text:list>
          </text:list-item>
        </text:list>
        <text:p text:style-name="P51"/>
        <text:p text:style-name="P41"><draw:g text:anchor-type="as-char" draw:z-index="2" draw:name="Shape3" draw:style-name="gr4"><draw:custom-shape draw:name="Freeform 9" draw:style-name="gr2" draw:text-style-name="P70" svg:width="5.0071in" svg:height="0.0142in" svg:x="0in" svg:y="0in"><text:p/><draw:enhanced-geometry draw:mirror-horizontal="false" draw:mirror-vertical="false" drawooo:sub-view-size="7200 20" draw:text-areas="0 0 ?f4 ?f5" svg:viewBox="0 0 0 0" draw:type="ooxml-non-primitive" draw:enhanced-path="M 0 0 L 7199 0 N"><draw:equation draw:name="f0" draw:formula="0*logwidth/7200"/><draw:equation draw:name="f1" draw:formula="0*logheight/20"/><draw:equation draw:name="f2" draw:formula="7199*logwidth/7200"/><draw:equation draw:name="f3" draw:formula="0*logheight/20"/><draw:equation draw:name="f4" draw:formula="logwidth"/><draw:equation draw:name="f5" draw:formula="logheight"/></draw:enhanced-geometry></draw:custom-shape></draw:g></text:p>
        <text:p text:style-name="P53"/>
        <text:p text:style-name="P34"><text:span text:style-name="T4">The </text:span><text:span text:style-name="T41">chair</text:span><text:span text:style-name="T4"> announces the official start of the meeting</text:span><text:span text:style-name="T5"> </text:span><text:span text:style-name="T4">and makes welcoming</text:span><text:span text:style-name="T11"> </text:span><text:span text:style-name="T4">announcements.</text:span></text:p>
        <text:p text:style-name="P55"/>
        <text:list xml:id="list113044414524405" text:continue-numbering="true" text:style-name="WWNum2">
          <text:list-item>
            <text:list>
              <text:list-item>
                <text:p text:style-name="P3"><text:span text:style-name="T21">Attendance<text:tab/></text:span><text:span text:style-name="T23">Ayoub Canon</text:span></text:p>
              </text:list-item>
            </text:list>
          </text:list-item>
        </text:list>
        <text:p text:style-name="P51"/>
        <text:p text:style-name="P41"><draw:g text:anchor-type="as-char" draw:z-index="3" draw:name="Shape4" draw:style-name="gr3"><draw:custom-shape draw:name="Freeform 11" draw:style-name="gr2" draw:text-style-name="P70" svg:width="5.0071in" svg:height="0.0142in" svg:x="0in" svg:y="0in"><text:p/><draw:enhanced-geometry draw:mirror-horizontal="false" draw:mirror-vertical="false" drawooo:sub-view-size="7200 20" draw:text-areas="0 0 ?f4 ?f5" svg:viewBox="0 0 0 0" draw:type="ooxml-non-primitive" draw:enhanced-path="M 0 0 L 7199 0 N"><draw:equation draw:name="f0" draw:formula="0*logwidth/7200"/><draw:equation draw:name="f1" draw:formula="0*logheight/20"/><draw:equation draw:name="f2" draw:formula="7199*logwidth/7200"/><draw:equation draw:name="f3" draw:formula="0*logheight/20"/><draw:equation draw:name="f4" draw:formula="logwidth"/><draw:equation draw:name="f5" draw:formula="logheight"/></draw:enhanced-geometry></draw:custom-shape></draw:g></text:p>
        <text:p text:style-name="P53"/>
        <text:p text:style-name="P21"><text:span text:style-name="T4">The </text:span><text:span text:style-name="T41">chair</text:span><text:span text:style-name="T4"> reviews the list of attendees and</text:span><text:span text:style-name="T34"> </text:span><text:span text:style-name="T4">guests.</text:span></text:p>
        <text:p text:style-name="P57"/>
        <text:list xml:id="list113043060896454" text:continue-numbering="true" text:style-name="WWNum2">
          <text:list-item>
            <text:list>
              <text:list-item>
                <text:p text:style-name="P5"><text:span text:style-name="T17">Approval</text:span><text:span text:style-name="T24"> </text:span><text:span text:style-name="T17">of</text:span><text:span text:style-name="T25"> </text:span><text:span text:style-name="T17">Agenda<text:tab/></text:span><text:span text:style-name="T33">Ayoub Canon</text:span></text:p>
              </text:list-item>
            </text:list>
          </text:list-item>
        </text:list>
        <text:p text:style-name="P51"/>
        <text:p text:style-name="P42"><draw:g text:anchor-type="as-char" draw:z-index="4" draw:name="Shape5" draw:style-name="gr1"><draw:custom-shape draw:name="Freeform 13" draw:style-name="gr2" draw:text-style-name="P70" svg:width="5.0071in" svg:height="0.0142in" svg:x="0in" svg:y="0in"><text:p/><draw:enhanced-geometry draw:mirror-horizontal="false" draw:mirror-vertical="false" drawooo:sub-view-size="7200 20" draw:text-areas="0 0 ?f4 ?f5" svg:viewBox="0 0 0 0" draw:type="ooxml-non-primitive" draw:enhanced-path="M 0 0 L 7199 0 N"><draw:equation draw:name="f0" draw:formula="0*logwidth/7200"/><draw:equation draw:name="f1" draw:formula="0*logheight/20"/><draw:equation draw:name="f2" draw:formula="7199*logwidth/7200"/><draw:equation draw:name="f3" draw:formula="0*logheight/20"/><draw:equation draw:name="f4" draw:formula="logwidth"/><draw:equation draw:name="f5" draw:formula="logheight"/></draw:enhanced-geometry></draw:custom-shape></draw:g></text:p>
        <text:p text:style-name="P53"/>
        <text:p text:style-name="P35"><text:span text:style-name="T4">The agenda for the current meeting is reviewed.</text:span></text:p>
        <text:p text:style-name="P59"/>
        <text:p text:style-name="P27"><text:span text:style-name="T13"><text:s text:c="7"/>2. </text:span><text:span text:style-name="T14">Location of the attack</text:span><text:span text:style-name="T13"><text:tab/><text:tab/></text:span><text:span text:style-name="T33">Ayoub Canon</text:span></text:p>
        <text:p text:style-name="P31"/>
        <text:p text:style-name="P40"><draw:g text:anchor-type="as-char" draw:z-index="5" draw:name="Shape6" draw:style-name="gr6"><draw:custom-shape draw:name="Freeform 15" draw:style-name="gr5" draw:text-style-name="P70" svg:width="7.0071in" svg:height="0.0142in" svg:x="0in" svg:y="0in"><text:p/><draw:enhanced-geometry draw:mirror-horizontal="false" draw:mirror-vertical="false" drawooo:sub-view-size="10080 20" draw:text-areas="0 0 ?f4 ?f5" svg:viewBox="0 0 0 0" draw:type="ooxml-non-primitive" draw:enhanced-path="M 0 0 L 10080 0 N"><draw:equation draw:name="f0" draw:formula="0*logwidth/10080"/><draw:equation draw:name="f1" draw:formula="0*logheight/20"/><draw:equation draw:name="f2" draw:formula="10080*logwidth/10080"/><draw:equation draw:name="f3" draw:formula="0*logheight/20"/><draw:equation draw:name="f4" draw:formula="logwidth"/><draw:equation draw:name="f5" draw:formula="logheight"/></draw:enhanced-geometry></draw:custom-shape></draw:g></text:p>
        <text:p text:style-name="P60"/>
        <text:p text:style-name="P27"><text:span text:style-name="T13"><text:s text:c="7"/></text:span><text:span text:style-name="T14">3</text:span><text:span text:style-name="T13">. </text:span><text:span text:style-name="T14">Weapon to use</text:span><text:span text:style-name="T13"><text:tab/><text:tab/></text:span><text:span text:style-name="T33">Ayoub Canon</text:span></text:p>
        <text:p text:style-name="P33"/>
        <text:p text:style-name="P45"><draw:g text:anchor-type="as-char" draw:z-index="7" draw:name="Shape 1" draw:style-name="gr6"><draw:custom-shape draw:name="Freeform 2" draw:style-name="gr5" draw:text-style-name="P70" svg:width="7.0071in" svg:height="0.0142in" svg:x="0in" svg:y="0in"><text:p/><draw:enhanced-geometry draw:mirror-horizontal="false" draw:mirror-vertical="false" drawooo:sub-view-size="10080 20" draw:text-areas="0 0 ?f4 ?f5" svg:viewBox="0 0 0 0" draw:type="ooxml-non-primitive" draw:enhanced-path="M 0 0 L 10080 0 N"><draw:equation draw:name="f0" draw:formula="0*logwidth/10080"/><draw:equation draw:name="f1" draw:formula="0*logheight/20"/><draw:equation draw:name="f2" draw:formula="10080*logwidth/10080"/><draw:equation draw:name="f3" draw:formula="0*logheight/20"/><draw:equation draw:name="f4" draw:formula="logwidth"/><draw:equation draw:name="f5" draw:formula="logheight"/></draw:enhanced-geometry></draw:custom-shape></draw:g></text:p>
        <text:p text:style-name="P30"/>
        <text:p text:style-name="P28"><text:span text:style-name="T15">4. Conclusion</text:span><text:span text:style-name="T13"><text:tab/><text:tab/></text:span><text:span text:style-name="T40">Ayoub Canon</text:span></text:p>
        <text:p text:style-name="P33"/>
        <text:p text:style-name="P45"><draw:g text:anchor-type="as-char" draw:z-index="8" draw:name="Shape 3" draw:style-name="gr4"><draw:custom-shape draw:name="Freeform 6" draw:style-name="gr5" draw:text-style-name="P70" svg:width="7.0071in" svg:height="0.0142in" svg:x="0in" svg:y="0in"><text:p/><draw:enhanced-geometry draw:mirror-horizontal="false" draw:mirror-vertical="false" drawooo:sub-view-size="10080 20" draw:text-areas="0 0 ?f4 ?f5" svg:viewBox="0 0 0 0" draw:type="ooxml-non-primitive" draw:enhanced-path="M 0 0 L 10080 0 N"><draw:equation draw:name="f0" draw:formula="0*logwidth/10080"/><draw:equation draw:name="f1" draw:formula="0*logheight/20"/><draw:equation draw:name="f2" draw:formula="10080*logwidth/10080"/><draw:equation draw:name="f3" draw:formula="0*logheight/20"/><draw:equation draw:name="f4" draw:formula="logwidth"/><draw:equation draw:name="f5" draw:formula="logheight"/></draw:enhanced-geometry></draw:custom-shape></draw:g></text:p>
        <text:p text:style-name="P50"/>
        <text:list xml:id="list113044601761416" text:continue-numbering="true" text:style-name="WWNum2">
          <text:list-item>
            <text:list>
              <text:list-header>
                <text:p text:style-name="P2"><text:span text:style-name="T18">4.1 Summary of the meeting</text:span><text:span text:style-name="T17"><text:tab/></text:span><text:span text:style-name="T33">Ayoub Canon</text:span></text:p>
              </text:list-header>
            </text:list>
          </text:list-item>
        </text:list>
        <text:p text:style-name="P52"/>
        <text:p text:style-name="P47"><draw:g text:anchor-type="as-char" draw:z-index="9" draw:name="Shape 4" draw:style-name="gr4"><draw:custom-shape draw:name="Freeform 1" draw:style-name="gr2" draw:text-style-name="P70" svg:width="5.0071in" svg:height="0.0142in" svg:x="0in" svg:y="0in"><text:p/><draw:enhanced-geometry draw:mirror-horizontal="false" draw:mirror-vertical="false" drawooo:sub-view-size="7200 20" draw:text-areas="0 0 ?f4 ?f5" svg:viewBox="0 0 0 0" draw:type="ooxml-non-primitive" draw:enhanced-path="M 0 0 L 7199 0 N"><draw:equation draw:name="f0" draw:formula="0*logwidth/7200"/><draw:equation draw:name="f1" draw:formula="0*logheight/20"/><draw:equation draw:name="f2" draw:formula="7199*logwidth/7200"/><draw:equation draw:name="f3" draw:formula="0*logheight/20"/><draw:equation draw:name="f4" draw:formula="logwidth"/><draw:equation draw:name="f5" draw:formula="logheight"/></draw:enhanced-geometry></draw:custom-shape></draw:g></text:p>
        <text:p text:style-name="P54"/>
        <text:p text:style-name="P68"><text:span text:style-name="T4">The chair goes over what has been said during the meeting.</text:span></text:p>
        <text:p text:style-name="P56"/>
        <text:list xml:id="list113044504586603" text:continue-numbering="true" text:style-name="WWNum2">
          <text:list-item>
            <text:list>
              <text:list-header>
                <text:p text:style-name="P4"><text:span text:style-name="T22">4.2 Any other business</text:span><text:span text:style-name="T21"><text:tab/></text:span><text:span text:style-name="T23">Ayoub Canon</text:span></text:p>
              </text:list-header>
            </text:list>
          </text:list-item>
        </text:list>
        <text:p text:style-name="P52"/>
        <text:p text:style-name="P47"><draw:g text:anchor-type="as-char" draw:z-index="10" draw:name="Shape 5" draw:style-name="gr3"><draw:custom-shape draw:name="Freeform 8" draw:style-name="gr2" draw:text-style-name="P70" svg:width="5.0071in" svg:height="0.0142in" svg:x="0in" svg:y="0in"><text:p/><draw:enhanced-geometry draw:mirror-horizontal="false" draw:mirror-vertical="false" drawooo:sub-view-size="7200 20" draw:text-areas="0 0 ?f4 ?f5" svg:viewBox="0 0 0 0" draw:type="ooxml-non-primitive" draw:enhanced-path="M 0 0 L 7199 0 N"><draw:equation draw:name="f0" draw:formula="0*logwidth/7200"/><draw:equation draw:name="f1" draw:formula="0*logheight/20"/><draw:equation draw:name="f2" draw:formula="7199*logwidth/7200"/><draw:equation draw:name="f3" draw:formula="0*logheight/20"/><draw:equation draw:name="f4" draw:formula="logwidth"/><draw:equation draw:name="f5" draw:formula="logheight"/></draw:enhanced-geometry></draw:custom-shape></draw:g></text:p>
        <text:p text:style-name="P54"/>
        <text:p text:style-name="P69"><text:span text:style-name="T4">Discussion about items that weren’t on the agenda but came</text:span></text:p>
        <text:p text:style-name="P69"><text:span text:style-name="T4">up during the meeting.</text:span></text:p>
        <text:p text:style-name="P58"/>
        <text:list xml:id="list113043581438491" text:continue-numbering="true" text:style-name="WWNum2">
          <text:list-item>
            <text:list>
              <text:list-header>
                <text:p text:style-name="P6"><text:span text:style-name="T18">4.3 </text:span><text:span text:style-name="T17">A</text:span><text:span text:style-name="T18">djournment</text:span><text:span text:style-name="T17"><text:tab/></text:span><text:span text:style-name="T33">Ayoub Canon</text:span></text:p>
              </text:list-header>
            </text:list>
          </text:list-item>
        </text:list>
        <text:p text:style-name="P52"/>
        <text:p text:style-name="P46"><draw:g text:anchor-type="as-char" draw:z-index="11" draw:name="Shape 6" draw:style-name="gr1"><draw:custom-shape draw:name="Freeform 10" draw:style-name="gr2" draw:text-style-name="P70" svg:width="5.0071in" svg:height="0.0142in" svg:x="0in" svg:y="0in"><text:p/><draw:enhanced-geometry draw:mirror-horizontal="false" draw:mirror-vertical="false" drawooo:sub-view-size="7200 20" draw:text-areas="0 0 ?f4 ?f5" svg:viewBox="0 0 0 0" draw:type="ooxml-non-primitive" draw:enhanced-path="M 0 0 L 7199 0 N"><draw:equation draw:name="f0" draw:formula="0*logwidth/7200"/><draw:equation draw:name="f1" draw:formula="0*logheight/20"/><draw:equation draw:name="f2" draw:formula="7199*logwidth/7200"/><draw:equation draw:name="f3" draw:formula="0*logheight/20"/><draw:equation draw:name="f4" draw:formula="logwidth"/><draw:equation draw:name="f5" draw:formula="logheight"/></draw:enhanced-geometry></draw:custom-shape></draw:g></text:p>
        <text:p text:style-name="P54"/>
        <text:p text:style-name="P39"><text:span text:style-name="T43">Time </text:span><text:span text:style-name="T42">of next meeting is</text:span><text:span text:style-name="T44"> </text:span><text:span text:style-name="T42">announced.</text:span><text:span text:style-name="T45">.</text:span><draw:g text:anchor-type="as-char" draw:z-index="6" draw:name="Shape8" draw:style-name="gr7"><draw:custom-shape draw:name="Freeform 19" draw:style-name="gr2" draw:text-style-name="P70" svg:width="5.0071in" svg:height="0.0142in" svg:x="0in" svg:y="0in"><text:p/><draw:enhanced-geometry draw:mirror-horizontal="false" draw:mirror-vertical="false" drawooo:sub-view-size="7200 20" draw:text-areas="0 0 ?f4 ?f5" svg:viewBox="0 0 0 0" draw:type="ooxml-non-primitive" draw:enhanced-path="M 0 0 L 7199 0 N"><draw:equation draw:name="f0" draw:formula="0*logwidth/7200"/><draw:equation draw:name="f1" draw:formula="0*logheight/20"/><draw:equation draw:name="f2" draw:formula="7199*logwidth/7200"/><draw:equation draw:name="f3" draw:formula="0*logheight/20"/><draw:equation draw:name="f4" draw:formula="logwidth"/><draw:equation draw:name="f5" draw:formula="logheight"/></draw:enhanced-geometry></draw:custom-shape></draw:g></text:p>
        <text:p text:style-name="P4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rinda" svg:font-family="Vrind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4pt" style:language-complex="bn" style:country-complex="BD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4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size-asian="12pt" style:font-name-complex="Vrinda" style:font-family-complex="Vrinda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left="2.0965in" fo:margin-right="0in" fo:margin-top="0.048in" fo:margin-bottom="0in" style:contextual-spacing="false" fo:text-indent="0in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Vrinda" style:font-family-complex="Vrinda" style:font-family-generic-complex="system" style:font-pitch-complex="variable" style:font-size-complex="15pt"/>
    </style:style>
    <style:style style:name="ListLabel_20_1" style:display-name="ListLabel 1" style:family="text"/>
    <style:style style:name="ListLabel_20_2" style:display-name="ListLabel 2" style:family="text">
      <style:text-properties fo:color="#231f20" loext:opacity="100%" style:font-name="Arial" fo:font-family="Arial" style:font-family-generic="roman" style:font-pitch="variable" fo:font-size="12pt" fo:letter-spacing="-0.0008in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 style:text-scale="100%"/>
    </style:style>
    <style:style style:name="ListLabel_20_3" style:display-name="ListLabel 3" style:family="text">
      <style:text-properties fo:color="#231f20" loext:opacity="100%" style:font-name="Arial" fo:font-family="Arial" style:font-family-generic="roman" style:font-pitch="variable" fo:font-size="12pt" fo:letter-spacing="-0.0063in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 style:text-scale="100%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color="#231f20" loext:opacity="100%" style:font-name="Arial" fo:font-family="Arial" style:font-family-generic="roman" style:font-pitch="variable" fo:font-size="12pt" fo:letter-spacing="-0.0008in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 style:text-scale="100%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 text:start-value="2">
        <style:list-level-properties text:list-level-position-and-space-mode="label-alignment">
          <style:list-level-label-alignment text:label-followed-by="listtab" fo:text-indent="-0.3189in" fo:margin-left="2.6374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189in" fo:margin-left="2.6374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4638in" fo:margin-left="2.7827in"/>
        </style:list-level-properties>
      </text:list-level-style-number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638in" fo:margin-left="3.8575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638in" fo:margin-left="4.398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638in" fo:margin-left="4.9382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638in" fo:margin-left="5.478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638in" fo:margin-left="6.0181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638in" fo:margin-left="6.558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3252in" fo:margin-left="2.6437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252in" fo:margin-left="2.6437in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252in" fo:margin-left="3.639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3252in" fo:margin-left="4.139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252in" fo:margin-left="4.639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3252in" fo:margin-left="5.139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252in" fo:margin-left="5.639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3252in" fo:margin-left="6.139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252in" fo:margin-left="6.63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1945in" fo:margin-left="0.4307in" fo:margin-right="0.430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165in" fo:margin-bottom="0.1945in" fo:margin-left="0.6528in" fo:margin-right="0.6665in" style:writing-mode="lr-tb" style:layout-grid-color="#c0c0c0" style:layout-grid-lines="2638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D SHAJEDUL ISLAM</meta:initial-creator>
    <meta:editing-cycles>3</meta:editing-cycles>
    <meta:creation-date>2021-02-02T17:20:00</meta:creation-date>
    <dc:date>2022-10-17T11:30:42.460180363</dc:date>
    <meta:editing-duration>PT6M30S</meta:editing-duration>
    <meta:generator>LibreOffice/7.3.6.2$Linux_X86_64 LibreOffice_project/30$Build-2</meta:generator>
    <meta:document-statistic meta:table-count="0" meta:image-count="0" meta:object-count="0" meta:page-count="1" meta:paragraph-count="31" meta:word-count="129" meta:character-count="784" meta:non-whitespace-character-count="658"/>
    <meta:user-defined meta:name="AppVersion">15.0000</meta:user-defined>
    <meta:user-defined meta:name="Creator">Adobe InDesign CS5 (7.0)</meta:user-defined>
    <meta:template xlink:type="simple" xlink:actuate="onRequest" xlink:title="Normal.dotm" xlink:href=""/>
  </office:meta>
</office:document-meta>
</file>